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819" officeooo:paragraph-rsid="0008e819"/>
    </style:style>
    <style:style style:name="P2" style:family="paragraph" style:parent-style-name="Standard">
      <style:text-properties officeooo:rsid="0008e819" officeooo:paragraph-rsid="000ecc10"/>
    </style:style>
    <style:style style:name="P3" style:family="paragraph" style:parent-style-name="Standard">
      <style:text-properties officeooo:rsid="0009adc7" officeooo:paragraph-rsid="0009adc7"/>
    </style:style>
    <style:style style:name="P4" style:family="paragraph" style:parent-style-name="Standard">
      <style:text-properties fo:font-weight="bold" officeooo:rsid="0009adc7" officeooo:paragraph-rsid="000ecc10" style:font-weight-asian="bold" style:font-weight-complex="bold"/>
    </style:style>
    <style:style style:name="P5" style:family="paragraph" style:parent-style-name="Standard">
      <style:text-properties fo:font-weight="bold" officeooo:rsid="000a723f" officeooo:paragraph-rsid="000a723f" style:font-weight-asian="bold" style:font-weight-complex="bold"/>
    </style:style>
    <style:style style:name="P6" style:family="paragraph" style:parent-style-name="Standard">
      <style:text-properties fo:font-weight="bold" officeooo:rsid="0008e819" officeooo:paragraph-rsid="0008e819" style:font-weight-asian="bold" style:font-weight-complex="bold"/>
    </style:style>
    <style:style style:name="P7" style:family="paragraph" style:parent-style-name="Standard">
      <style:text-properties fo:font-weight="bold" officeooo:rsid="0013549f" officeooo:paragraph-rsid="0013549f" style:font-weight-asian="bold" style:font-weight-complex="bold"/>
    </style:style>
    <style:style style:name="P8" style:family="paragraph" style:parent-style-name="Standard">
      <style:text-properties fo:font-weight="bold" officeooo:rsid="001556b3" officeooo:paragraph-rsid="001556b3" style:font-weight-asian="bold" style:font-weight-complex="bold"/>
    </style:style>
    <style:style style:name="P9" style:family="paragraph" style:parent-style-name="Standard">
      <style:text-properties fo:font-weight="bold" officeooo:rsid="000db5c4" officeooo:paragraph-rsid="000db5c4" style:font-weight-asian="bold" style:font-weight-complex="bold"/>
    </style:style>
    <style:style style:name="P10" style:family="paragraph" style:parent-style-name="Standard">
      <style:text-properties fo:font-weight="bold" officeooo:rsid="0017e0f3" officeooo:paragraph-rsid="0017e0f3" style:font-weight-asian="bold" style:font-weight-complex="bold"/>
    </style:style>
    <style:style style:name="P11" style:family="paragraph" style:parent-style-name="Standard">
      <style:text-properties fo:font-weight="bold" officeooo:rsid="0022b60d" officeooo:paragraph-rsid="0022b60d" style:font-weight-asian="bold" style:font-weight-complex="bold"/>
    </style:style>
    <style:style style:name="P12" style:family="paragraph" style:parent-style-name="Standard">
      <style:text-properties fo:font-weight="bold" officeooo:rsid="00255143" officeooo:paragraph-rsid="00255143" style:font-weight-asian="bold" style:font-weight-complex="bold"/>
    </style:style>
    <style:style style:name="P13" style:family="paragraph" style:parent-style-name="Standard">
      <style:text-properties fo:font-weight="normal" officeooo:rsid="000a723f" officeooo:paragraph-rsid="000a723f" style:font-weight-asian="normal" style:font-weight-complex="normal"/>
    </style:style>
    <style:style style:name="P14" style:family="paragraph" style:parent-style-name="Standard">
      <style:text-properties fo:font-weight="normal" officeooo:rsid="000a723f" officeooo:paragraph-rsid="000fb591" style:font-weight-asian="normal" style:font-weight-complex="normal"/>
    </style:style>
    <style:style style:name="P15" style:family="paragraph" style:parent-style-name="Standard">
      <style:text-properties fo:font-weight="normal" officeooo:rsid="000db5c4" officeooo:paragraph-rsid="000db5c4" style:font-weight-asian="normal" style:font-weight-complex="normal"/>
    </style:style>
    <style:style style:name="P16" style:family="paragraph" style:parent-style-name="Standard">
      <style:text-properties fo:font-weight="normal" officeooo:rsid="000db5c4" officeooo:paragraph-rsid="000a723f" style:font-weight-asian="normal" style:font-weight-complex="normal"/>
    </style:style>
    <style:style style:name="P17" style:family="paragraph" style:parent-style-name="Standard">
      <style:text-properties fo:font-weight="normal" officeooo:rsid="000db5c4" officeooo:paragraph-rsid="00212493" style:font-weight-asian="normal" style:font-weight-complex="normal"/>
    </style:style>
    <style:style style:name="P18" style:family="paragraph" style:parent-style-name="Standard">
      <style:text-properties fo:font-weight="normal" officeooo:rsid="0013549f" officeooo:paragraph-rsid="0013549f" style:font-weight-asian="normal" style:font-weight-complex="normal"/>
    </style:style>
    <style:style style:name="P19" style:family="paragraph" style:parent-style-name="Standard">
      <style:text-properties fo:font-weight="normal" officeooo:rsid="001556b3" officeooo:paragraph-rsid="001556b3" style:font-weight-asian="normal" style:font-weight-complex="normal"/>
    </style:style>
    <style:style style:name="P20" style:family="paragraph" style:parent-style-name="Standard">
      <style:text-properties fo:font-weight="normal" officeooo:rsid="00196770" officeooo:paragraph-rsid="00196770" style:font-weight-asian="normal" style:font-weight-complex="normal"/>
    </style:style>
    <style:style style:name="P21" style:family="paragraph" style:parent-style-name="Standard">
      <style:text-properties fo:font-weight="normal" officeooo:rsid="0019b111" officeooo:paragraph-rsid="0019b111" style:font-weight-asian="normal" style:font-weight-complex="normal"/>
    </style:style>
    <style:style style:name="P22" style:family="paragraph" style:parent-style-name="Standard">
      <style:text-properties fo:font-weight="normal" officeooo:rsid="00212493" officeooo:paragraph-rsid="00212493" style:font-weight-asian="normal" style:font-weight-complex="normal"/>
    </style:style>
    <style:style style:name="P23" style:family="paragraph" style:parent-style-name="Standard">
      <style:text-properties fo:font-weight="normal" officeooo:rsid="00225b68" officeooo:paragraph-rsid="00225b68" style:font-weight-asian="normal" style:font-weight-complex="normal"/>
    </style:style>
    <style:style style:name="P24" style:family="paragraph" style:parent-style-name="Standard">
      <style:text-properties fo:font-weight="normal" officeooo:rsid="0022b60d" officeooo:paragraph-rsid="0022b60d" style:font-weight-asian="normal" style:font-weight-complex="normal"/>
    </style:style>
    <style:style style:name="P25" style:family="paragraph" style:parent-style-name="Standard">
      <style:text-properties fo:font-weight="normal" officeooo:rsid="002451ea" officeooo:paragraph-rsid="002451ea" style:font-weight-asian="normal" style:font-weight-complex="normal"/>
    </style:style>
    <style:style style:name="P26" style:family="paragraph" style:parent-style-name="Standard">
      <style:text-properties fo:font-weight="normal" officeooo:rsid="00255143" officeooo:paragraph-rsid="00255143" style:font-weight-asian="normal" style:font-weight-complex="normal"/>
    </style:style>
    <style:style style:name="P27" style:family="paragraph" style:parent-style-name="Standard">
      <style:text-properties officeooo:rsid="000ecc10" officeooo:paragraph-rsid="000ecc10"/>
    </style:style>
    <style:style style:name="P28" style:family="paragraph" style:parent-style-name="Standard">
      <style:text-properties fo:font-style="italic" fo:font-weight="normal" officeooo:rsid="000fb591" officeooo:paragraph-rsid="000fb591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13549f" officeooo:paragraph-rsid="0013549f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556b3" officeooo:paragraph-rsid="001556b3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1d57f4" officeooo:paragraph-rsid="001d57f4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2451ea" officeooo:paragraph-rsid="002451ea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officeooo:rsid="000fb591" officeooo:paragraph-rsid="000fb591" style:font-style-asian="italic" style:font-style-complex="italic"/>
    </style:style>
    <style:style style:name="P34" style:family="paragraph" style:parent-style-name="Standard">
      <style:text-properties fo:font-style="italic" style:text-underline-style="solid" style:text-underline-width="auto" style:text-underline-color="font-color" fo:font-weight="normal" officeooo:rsid="000a723f" officeooo:paragraph-rsid="000a723f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normal" fo:font-weight="bold" officeooo:rsid="000fb591" officeooo:paragraph-rsid="000fb591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normal" officeooo:rsid="002451ea" officeooo:paragraph-rsid="002451ea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font-style="italic" fo:font-weight="bold" officeooo:rsid="0009adc7" officeooo:paragraph-rsid="0009adc7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255143" officeooo:paragraph-rsid="00255143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normal" officeooo:rsid="00196770" officeooo:paragraph-rsid="00225b68" style:font-style-asian="italic" style:font-weight-asian="normal" style:font-style-complex="italic" style:font-weight-complex="normal"/>
    </style:style>
    <style:style style:name="P40" style:family="paragraph" style:parent-style-name="Standard" style:list-style-name="L1">
      <style:text-properties fo:font-style="italic" fo:font-weight="normal" officeooo:rsid="0009adc7" officeooo:paragraph-rsid="002387ce" style:font-style-asian="italic" style:font-weight-asian="normal" style:font-style-complex="italic" style:font-weight-complex="normal"/>
    </style:style>
    <style:style style:name="P41" style:family="paragraph" style:parent-style-name="Standard" style:list-style-name="L1">
      <style:text-properties officeooo:rsid="000fb591" officeooo:paragraph-rsid="000fb591"/>
    </style:style>
    <style:style style:name="P42" style:family="paragraph" style:parent-style-name="Standard">
      <style:text-properties fo:font-weight="normal" officeooo:rsid="00212493" officeooo:paragraph-rsid="00212493" style:font-weight-asian="normal" style:font-weight-complex="normal"/>
    </style:style>
    <style:style style:name="P43" style:family="paragraph" style:parent-style-name="Standard">
      <style:text-properties fo:font-weight="normal" officeooo:rsid="00255143" officeooo:paragraph-rsid="00255143" style:font-weight-asian="normal" style:font-weight-complex="normal"/>
    </style:style>
    <style:style style:name="P44" style:family="paragraph" style:parent-style-name="Standard">
      <style:text-properties fo:font-weight="normal" officeooo:rsid="00282d0a" officeooo:paragraph-rsid="00282d0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fa71" style:font-weight-asian="bold" style:font-weight-complex="bold"/>
    </style:style>
    <style:style style:name="T3" style:family="text">
      <style:text-properties fo:font-weight="bold" officeooo:rsid="00154fc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adc7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db5c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b591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fb591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6770" style:font-style-asian="italic" style:font-style-complex="italic"/>
    </style:style>
    <style:style style:name="T11" style:family="text">
      <style:text-properties officeooo:rsid="001186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db5c4"/>
    </style:style>
    <style:style style:name="T14" style:family="text">
      <style:text-properties officeooo:rsid="00196770"/>
    </style:style>
    <style:style style:name="T15" style:family="text">
      <style:text-properties officeooo:rsid="0020c6cf"/>
    </style:style>
    <style:style style:name="T16" style:family="text">
      <style:text-properties officeooo:rsid="00225b68"/>
    </style:style>
    <style:style style:name="T17" style:family="text">
      <style:text-properties officeooo:rsid="0029ee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a 7 : <text:span text:style-name="T11">Métodos indirectos</text:span></text:p>
      <text:p text:style-name="P1"/>
      <text:p text:style-name="P6">1.</text:p>
      <text:p text:style-name="P1"/>
      <text:p text:style-name="P1">Calcule el número de condición de las siguientes matrices (utilice norma M) </text:p>
      <text:p text:style-name="P1"/>
      <text:p text:style-name="P27">Cond(A,1) ------&gt; Norma L</text:p>
      <text:p text:style-name="P27">Cond(A,inf) -----&gt; Norma M</text:p>
      <text:p text:style-name="P27">Cond(A,fro) -----&gt; Norma Euclidiana</text:p>
      <text:p text:style-name="P27"/>
      <text:p text:style-name="P27"/>
      <text:p text:style-name="P6">a.</text:p>
      <text:p text:style-name="P1">c=[1 2 ; 1.0001 2]</text:p>
      <text:p text:style-name="P1">c =</text:p>
      <text:p text:style-name="P1"/>
      <text:p text:style-name="P1"><text:s text:c="3"/>1.0000 <text:s text:c="2"/>2.0000</text:p>
      <text:p text:style-name="P1"><text:s text:c="3"/>1.0001 <text:s text:c="2"/>2.0000</text:p>
      <text:p text:style-name="P1"/>
      <text:p text:style-name="P1">&gt;&gt; cond(c,inf)</text:p>
      <text:p text:style-name="P1">ans = <text:s/>60002.00000</text:p>
      <text:p text:style-name="P1"/>
      <text:p text:style-name="P1"/>
      <text:p text:style-name="P6">b-</text:p>
      <text:p text:style-name="P1"><text:s/>c=[3.9 1.6 ; 6.8 2.9]</text:p>
      <text:p text:style-name="P1">c =</text:p>
      <text:p text:style-name="P1"/>
      <text:p text:style-name="P1"><text:s text:c="3"/>3.9000 <text:s text:c="2"/>1.6000</text:p>
      <text:p text:style-name="P1"><text:s text:c="3"/>6.8000 <text:s text:c="2"/>2.9000</text:p>
      <text:p text:style-name="P1"/>
      <text:p text:style-name="P1">cond(c,inf)</text:p>
      <text:p text:style-name="P1">ans = <text:s/>241.37</text:p>
      <text:p text:style-name="P1"/>
      <text:p text:style-name="P1"/>
      <text:p text:style-name="P6">c.</text:p>
      <text:p text:style-name="P1">c=[4.56 2.18 ; 2.79 1.38]</text:p>
      <text:p text:style-name="P1">c =</text:p>
      <text:p text:style-name="P1"/>
      <text:p text:style-name="P1"><text:s text:c="3"/>4.5600 <text:s text:c="2"/>2.1800</text:p>
      <text:p text:style-name="P1"><text:s text:c="3"/>2.7900 <text:s text:c="2"/>1.3800</text:p>
      <text:p text:style-name="P1"/>
      <text:p text:style-name="P1"><text:s/>cond(c,inf)</text:p>
      <text:p text:style-name="P1">ans = <text:s/>235.23</text:p>
      <text:p text:style-name="P1"/>
      <text:p text:style-name="P6">d.</text:p>
      <text:p text:style-name="P1"><text:s/>c=[1.003 58.09 ; 5.550 321.8]</text:p>
      <text:p text:style-name="P1">c =</text:p>
      <text:p text:style-name="P1"/>
      <text:p text:style-name="P1"><text:s text:c="5"/>1.0030 <text:s text:c="3"/>58.0900</text:p>
      <text:p text:style-name="P1"><text:s text:c="5"/>5.5500 <text:s text:c="2"/>321.8000</text:p>
      <text:p text:style-name="P1"/>
      <text:p text:style-name="P1"><text:s/>cond(c,inf)</text:p>
      <text:p text:style-name="P2">ans = <text:s/>339866.06040</text:p>
      <text:p text:style-name="P4"><text:soft-page-break/></text:p>
      <text:p text:style-name="P7">2.</text:p>
      <text:p text:style-name="P7"/>
      <text:p text:style-name="P29">Las matrices de Hilbert son <text:span text:style-name="T17">ejemplos de </text:span>matrices mal condiconadas </text:p>
      <text:p text:style-name="P7"/>
      <text:p text:style-name="P7"><text:s/>h=hilbert(5)</text:p>
      <text:p text:style-name="P18">h =</text:p>
      <text:p text:style-name="P18"/>
      <text:p text:style-name="P18"><text:s text:c="3"/>1.00000 <text:s text:c="2"/>0.50000 <text:s text:c="2"/>0.33333 <text:s text:c="2"/>0.25000 <text:s text:c="2"/>0.20000</text:p>
      <text:p text:style-name="P18"><text:s text:c="3"/>0.50000 <text:s text:c="2"/>0.33333 <text:s text:c="2"/>0.25000 <text:s text:c="2"/>0.20000 <text:s text:c="2"/>0.16667</text:p>
      <text:p text:style-name="P18"><text:s text:c="3"/>0.33333 <text:s text:c="2"/>0.25000 <text:s text:c="2"/>0.20000 <text:s text:c="2"/>0.16667 <text:s text:c="2"/>0.14286</text:p>
      <text:p text:style-name="P18"><text:s text:c="3"/>0.25000 <text:s text:c="2"/>0.20000 <text:s text:c="2"/>0.16667 <text:s text:c="2"/>0.14286 <text:s text:c="2"/>0.12500</text:p>
      <text:p text:style-name="P18"><text:s text:c="3"/>0.20000 <text:s text:c="2"/>0.16667 <text:s text:c="2"/>0.14286 <text:s text:c="2"/>0.12500 <text:s text:c="2"/>0.11111</text:p>
      <text:p text:style-name="P18"/>
      <text:p text:style-name="P18"/>
      <text:p text:style-name="P7">cond(h)</text:p>
      <text:p text:style-name="P18">ans = <text:s/>476607.25024</text:p>
      <text:p text:style-name="P18"/>
      <text:p text:style-name="P7"><text:s/>h=hilbert(10)</text:p>
      <text:p text:style-name="P18">h =</text:p>
      <text:p text:style-name="P18"/>
      <text:p text:style-name="P18">1.000000 <text:s text:c="2"/>0.500000 <text:s text:c="2"/>0.333333 <text:s text:c="2"/>0.250000 <text:s text:c="2"/>0.200000 <text:s text:c="2"/>0.166667 <text:s text:c="2"/>0.142857 <text:s text:c="2"/>0.125000 <text:s text:c="2"/>0.111111 <text:s text:c="2"/>0.100000 0.500000 <text:s text:c="2"/>0.333333 <text:s text:c="2"/>0.250000 <text:s text:c="2"/>0.200000 <text:s text:c="2"/>0.166667 <text:s text:c="2"/>0.142857 <text:s text:c="2"/>0.125000 <text:s text:c="2"/>0.111111 <text:s text:c="2"/>0.100000 <text:s text:c="2"/>0.090909 0.333333 <text:s text:c="2"/>0.250000 <text:s text:c="2"/>0.200000 <text:s text:c="2"/>0.166667 <text:s text:c="2"/>0.142857 <text:s text:c="2"/>0.125000 <text:s text:c="2"/>0.111111 <text:s text:c="2"/>0.100000 <text:s text:c="2"/>0.090909 <text:s text:c="2"/>0.083333 0.250000 <text:s text:c="2"/>0.200000 <text:s text:c="2"/>0.166667 <text:s text:c="2"/>0.142857 <text:s text:c="2"/>0.125000 <text:s text:c="2"/>0.111111 <text:s text:c="2"/>0.100000 <text:s text:c="2"/>0.090909 <text:s text:c="2"/>0.083333 <text:s text:c="2"/>0.076923 0.200000 <text:s text:c="2"/>0.166667 <text:s text:c="2"/>0.142857 <text:s text:c="2"/>0.125000 <text:s text:c="2"/>0.111111 <text:s text:c="2"/>0.100000 <text:s text:c="2"/>0.090909 <text:s text:c="2"/>0.083333 <text:s text:c="2"/>0.076923 <text:s text:c="2"/>0.071429 <text:s/>0.166667 <text:s text:c="2"/>0.142857 <text:s text:c="2"/>0.125000 <text:s text:c="2"/>0.111111 <text:s text:c="2"/>0.100000 <text:s text:c="2"/>0.090909 <text:s text:c="2"/>0.083333 <text:s text:c="2"/>0.076923 <text:s text:c="2"/>0.071429 <text:s text:c="2"/>0.066667 0.142857 <text:s text:c="2"/>0.125000 <text:s text:c="2"/>0.111111 <text:s text:c="2"/>0.100000 <text:s text:c="2"/>0.090909 <text:s text:c="2"/>0.083333 <text:s text:c="2"/>0.076923 <text:s text:c="2"/>0.071429 <text:s text:c="2"/>0.066667 <text:s text:c="2"/>0.062500 0.125000 <text:s text:c="2"/>0.111111 <text:s text:c="2"/>0.100000 <text:s text:c="2"/>0.090909 <text:s text:c="2"/>0.083333 <text:s text:c="2"/>0.076923 <text:s text:c="2"/>0.071429 <text:s text:c="2"/>0.066667 <text:s text:c="2"/>0.062500 <text:s text:c="2"/>0.058824 0.111111 <text:s text:c="2"/>0.100000 <text:s text:c="2"/>0.090909 <text:s text:c="2"/>0.083333 <text:s text:c="2"/>0.076923 <text:s text:c="2"/>0.071429 <text:s text:c="2"/>0.066667 <text:s text:c="2"/>0.062500 <text:s text:c="2"/>0.058824 <text:s text:c="2"/>0.055556 0.100000 <text:s text:c="2"/>0.090909 <text:s text:c="2"/>0.083333 <text:s text:c="2"/>0.076923 <text:s text:c="2"/>0.071429 <text:s text:c="2"/>0.066667 <text:s text:c="2"/>0.062500 <text:s text:c="2"/>0.058824 <text:s text:c="2"/>0.055556 <text:s text:c="2"/>0.052632</text:p>
      <text:p text:style-name="P18"/>
      <text:p text:style-name="P7">cond(h)</text:p>
      <text:p text:style-name="P18">ans = <text:s text:c="3"/>1.6024e+13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/>h=hilbert(15)</text:p>
      <text:p text:style-name="P18">h =</text:p>
      <text:p text:style-name="P18"/>
      <text:p text:style-name="P18">1.000000 <text:s text:c="2"/>0.500000 <text:s text:c="2"/>0.333333 <text:s text:c="2"/>0.250000 <text:s text:c="2"/>0.200000 <text:s text:c="2"/>0.166667 <text:s text:c="2"/>0.142857 <text:s text:c="2"/>0.125000 <text:s text:c="2"/>0.111111 <text:s text:c="2"/>0.100000 <text:s text:c="2"/>0.500000 <text:s text:c="2"/>0.333333 <text:s text:c="2"/>0.250000 <text:s text:c="2"/>0.200000 <text:s text:c="2"/>0.166667 <text:s text:c="2"/>0.142857 <text:s text:c="2"/>0.125000 <text:s text:c="2"/>0.111111 <text:s text:c="2"/>0.100000 <text:s text:c="2"/>0.090909 0.333333 <text:s text:c="2"/>0.250000 <text:s text:c="2"/>0.200000 <text:s text:c="2"/>0.166667 <text:s text:c="2"/>0.142857 <text:s text:c="2"/>0.125000 <text:s text:c="2"/>0.111111 <text:s text:c="2"/>0.100000 <text:s text:c="2"/>0.090909 <text:s text:c="2"/>0.083333 0.250000 <text:s text:c="2"/>0.200000 <text:s text:c="2"/>0.166667 <text:s text:c="2"/>0.142857 <text:s text:c="2"/>0.125000 <text:s text:c="2"/>0.111111 <text:s text:c="2"/>0.100000 <text:s text:c="2"/>0.090909 <text:s text:c="2"/>0.083333 <text:s text:c="2"/>0.076923 0.200000 <text:s text:c="2"/>0.166667 <text:s text:c="2"/>0.142857 <text:s text:c="2"/>0.125000 <text:s text:c="2"/>0.111111 <text:s text:c="2"/>0.100000 <text:s text:c="2"/>0.090909 <text:s text:c="2"/>0.083333 <text:s text:c="2"/>0.076923 <text:s text:c="2"/>0.071429 0.166667 <text:s text:c="2"/>0.142857 <text:s text:c="2"/>0.125000 <text:s text:c="2"/>0.111111 <text:s text:c="2"/>0.100000 <text:s text:c="2"/>0.090909 <text:s text:c="2"/>0.083333 <text:s text:c="2"/>0.076923 <text:s text:c="2"/>0.071429 <text:s text:c="2"/>0.066667 0.142857 <text:s text:c="2"/>0.125000 <text:s text:c="2"/>0.111111 <text:s text:c="2"/>0.100000 <text:s text:c="2"/>0.090909 <text:s text:c="2"/>0.083333 <text:s text:c="2"/>0.076923 <text:s text:c="2"/>0.071429 <text:s text:c="2"/>0.066667 <text:s text:c="2"/>0.062500 <text:s/>0.125000 <text:s text:c="2"/>0.111111 <text:s text:c="2"/>0.100000 <text:s text:c="2"/>0.090909 <text:s text:c="2"/>0.083333 <text:s text:c="2"/>0.076923 <text:s text:c="2"/>0.071429 <text:s text:c="2"/>0.066667 <text:s text:c="2"/>0.062500 <text:s text:c="2"/>0.058824 0.111111 <text:s text:c="2"/>0.100000 <text:s text:c="2"/>0.090909 <text:s text:c="2"/>0.083333 <text:s text:c="2"/>0.076923 <text:s text:c="2"/>0.071429 <text:s text:c="2"/>0.066667 <text:s text:c="2"/>0.062500 <text:s text:c="2"/>0.058824 <text:s text:c="2"/>0.055556</text:p>
      <text:p text:style-name="P18">0.100000 <text:s text:c="2"/>0.090909 <text:s text:c="2"/>0.083333 <text:s text:c="2"/>0.076923 <text:s text:c="2"/>0.071429 <text:s text:c="2"/>0.066667 <text:s text:c="2"/>0.062500 <text:s text:c="2"/>0.058824 <text:s text:c="2"/>0.055556 <text:s text:c="2"/>0.052632 <text:s text:c="2"/>0.090909 <text:s text:c="2"/>0.083333 <text:s text:c="2"/>0.076923 <text:s text:c="2"/>0.071429 <text:s text:c="2"/>0.066667 <text:s text:c="2"/>0.062500 <text:s text:c="2"/>0.058824 <text:s text:c="2"/>0.055556 <text:s text:c="2"/>0.052632 <text:s text:c="2"/>0.050000 0.083333 <text:s text:c="2"/>0.076923 <text:s text:c="2"/>0.071429 <text:s text:c="2"/>0.066667 <text:s text:c="2"/>0.062500 <text:s text:c="2"/>0.058824 <text:s text:c="2"/>0.055556 <text:s text:c="2"/>0.052632 <text:s text:c="2"/>0.050000 <text:s text:c="2"/>0.047619 <text:s/>0.076923 <text:s text:c="2"/>0.071429 <text:s text:c="2"/>0.066667 <text:s text:c="2"/>0.062500 <text:s text:c="2"/>0.058824 <text:s text:c="2"/>0.055556 <text:s text:c="2"/>0.052632 <text:s text:c="2"/>0.050000 <text:s text:c="2"/>0.047619 <text:s text:c="2"/>0.045455 <text:s/>0.071429 <text:s text:c="2"/>0.066667 <text:s text:c="2"/>0.062500 <text:s text:c="2"/>0.058824 <text:s text:c="2"/>0.055556 <text:s text:c="2"/>0.052632 <text:s text:c="2"/>0.050000 <text:s text:c="2"/>0.047619 <text:s text:c="2"/>0.045455 <text:s text:c="2"/>0.043478 0.066667 <text:s text:c="2"/>0.062500 <text:s text:c="2"/>0.058824 <text:s text:c="2"/>0.055556 <text:s text:c="2"/>0.052632 <text:s text:c="2"/>0.050000 <text:s text:c="2"/>0.047619 <text:s text:c="2"/>0.045455 <text:s text:c="2"/>0.043478 <text:s text:c="2"/>0.041667 0.090909 <text:s text:c="2"/>0.083333 <text:s text:c="2"/>0.076923 <text:s text:c="2"/>0.071429 <text:s text:c="2"/>0.066667 <text:s/>0.083333 <text:s text:c="2"/>0.076923 <text:s text:c="2"/>0.071429 <text:s text:c="2"/>0.066667 <text:s text:c="2"/>0.062500 0.076923 <text:s text:c="2"/>0.071429 <text:s text:c="2"/>0.066667 <text:s text:c="2"/>0.062500 <text:s text:c="2"/>0.058824 0.071429 <text:s text:c="2"/>0.066667 <text:s text:c="2"/>0.062500 <text:s text:c="2"/>0.058824 <text:s text:c="2"/>0.055556 0.066667 <text:s text:c="2"/>0.062500 <text:s text:c="2"/>0.058824 <text:s text:c="2"/>0.055556 <text:s text:c="2"/>0.052632 <text:s/>0.062500 <text:s text:c="2"/>0.058824 <text:s text:c="2"/>0.055556 <text:s text:c="2"/>0.052632 <text:s text:c="2"/>0.050000 0.058824 <text:s text:c="2"/>0.055556 <text:s text:c="2"/>0.052632 <text:s text:c="2"/>0.050000 <text:s text:c="2"/>0.047619 0.055556 <text:s text:c="2"/>0.052632 <text:s text:c="2"/>0.050000 <text:s text:c="2"/>0.047619 <text:s text:c="2"/>0.045455 <text:s/>0.052632 <text:s text:c="2"/>0.050000 <text:s text:c="2"/>0.047619 <text:s text:c="2"/>0.045455 <text:s text:c="2"/>0.0434780.050000 <text:s text:c="2"/>0.047619 <text:s text:c="2"/>0.045455 <text:s text:c="2"/>0.043478 <text:s text:c="2"/>0.041667 <text:s/>0.047619 <text:s text:c="2"/>0.045455 <text:s text:c="2"/>0.043478 <text:s text:c="2"/>0.041667 <text:s text:c="2"/>0.0400000.045455 <text:s text:c="2"/>0.043478 <text:s text:c="2"/>0.041667 <text:s text:c="2"/>0.040000 <text:s text:c="2"/>0.038462 0.043478 <text:s text:c="2"/>0.041667 <text:s text:c="2"/>0.040000 <text:s text:c="2"/>0.038462 <text:s text:c="2"/>0.037037 <text:s/>0.041667 <text:s text:c="2"/>0.040000 <text:s text:c="2"/>0.038462 <text:s text:c="2"/>0.037037 <text:s text:c="2"/>0.035714 0.040000 <text:s text:c="2"/>0.038462 <text:s text:c="2"/>0.037037 <text:s text:c="2"/>0.035714 <text:s text:c="2"/>0.034483</text:p>
      <text:p text:style-name="P18"/>
      <text:p text:style-name="P7">cond(h)</text:p>
      <text:p text:style-name="P18">ans = <text:s text:c="3"/>1.6024e+13</text:p>
      <text:p text:style-name="P18"/>
      <text:p text:style-name="P18"/>
      <text:p text:style-name="P29">Cond(h)&gt;10^3 para los 3 casos esto significa que estan mal condicionadas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</text:p>
      <text:p text:style-name="P4"/>
      <text:p text:style-name="P10">A.</text:p>
      <text:list xml:id="list1128356586" text:style-name="L1">
        <text:list-item>
          <text:p text:style-name="P37">Lo primero es hacer a la matriz lo mas estrictamente dominante triangularmente posible .</text:p>
        </text:list-item>
        <text:list-item>
          <text:p text:style-name="P41"><text:span text:style-name="T5">S</text:span><text:span text:style-name="T4">e hacen varios cambios de fila </text:span></text:p>
        </text:list-item>
      </text:list>
      <text:p text:style-name="P3"/>
      <text:p text:style-name="P33">La matriz queda:</text:p>
      <text:p text:style-name="P3"/>
      <text:p text:style-name="P3"><text:s/>A=[9 0 0 1;3.5 7 6.2 5; 5 2 6.5 4;0 0 4.5 5.5]</text:p>
      <text:p text:style-name="P3">A =</text:p>
      <text:p text:style-name="P3"/>
      <text:p text:style-name="P3"><text:s text:c="3"/>9.00000 <text:s text:c="2"/>0.00000 <text:s text:c="2"/>0.00000 <text:s text:c="2"/>1.00000 <text:s text:c="2"/></text:p>
      <text:p text:style-name="P3"><text:s text:c="3"/>3.50000 <text:s text:c="2"/>7.00000 <text:s text:c="2"/>6.20000 <text:s text:c="2"/>5.00000</text:p>
      <text:p text:style-name="P3"><text:s text:c="3"/>5.00000 <text:s text:c="2"/>2.00000 <text:s text:c="2"/>6.50000 <text:s text:c="2"/>4.00000</text:p>
      <text:p text:style-name="P3"><text:s text:c="3"/>0.00000 <text:s text:c="2"/>0.00000 <text:s text:c="2"/>4.50000 <text:s text:c="2"/>5.50000</text:p>
      <text:p text:style-name="P3"/>
      <text:p text:style-name="P28">Se acomoda el vector solución:</text:p>
      <text:p text:style-name="P3"/>
      <text:p text:style-name="P3">&gt;&gt; B=[1.6;2.3;4.5;3.8]</text:p>
      <text:p text:style-name="P3">B =</text:p>
      <text:p text:style-name="P3"/>
      <text:p text:style-name="P3"><text:s text:c="3"/>1.6000</text:p>
      <text:p text:style-name="P3"><text:s text:c="3"/>2.3000</text:p>
      <text:p text:style-name="P3"><text:s text:c="3"/>4.5000</text:p>
      <text:p text:style-name="P3"><text:s text:c="3"/>3.8000</text:p>
      <text:p text:style-name="P3"/>
      <text:p text:style-name="P3">&gt;&gt; x=linsolve(A,B) <text:s text:c="3"/><text:span text:style-name="T6">SE RESUELVE POR </text:span><text:span text:style-name="T7">MÉTODO</text:span><text:span text:style-name="T6"> DIREC</text:span><text:span text:style-name="T7">TO GAUSS JORDAN</text:span></text:p>
      <text:p text:style-name="P3">x = <text:s text:c="29"/><text:span text:style-name="T8">OBTENIENDO EL VECTOR SOLUCIÓN </text:span></text:p>
      <text:p text:style-name="P3"/>
      <text:p text:style-name="P3"><text:s text:c="3"/>0.15158</text:p>
      <text:p text:style-name="P3"><text:s text:c="2"/>-0.40832</text:p>
      <text:p text:style-name="P3"><text:s text:c="3"/>0.55623</text:p>
      <text:p text:style-name="P3"><text:s text:c="3"/>0.23581</text:p>
      <text:p text:style-name="P3"/>
      <text:p text:style-name="P3">r=A*x-B <text:s/><text:span text:style-name="T2">VECTOR RESIDUO </text:span></text:p>
      <text:p text:style-name="P3">r =</text:p>
      <text:p text:style-name="P3"/>
      <text:p text:style-name="P3"><text:s text:c="3"/>0</text:p>
      <text:p text:style-name="P3"><text:s text:c="3"/>0</text:p>
      <text:p text:style-name="P3"><text:s text:c="3"/>0</text:p>
      <text:p text:style-name="P3"><text:s text:c="3"/>0</text:p>
      <text:p text:style-name="P3"/>
      <text:p text:style-name="P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Seidel</text:p>
      <text:p text:style-name="P14"/>
      <text:p text:style-name="P34">format long</text:p>
      <text:p text:style-name="P13"/>
      <text:p text:style-name="P19">[0;0;0;0] Vector inicial ( no es el vector residuo)</text:p>
      <text:p text:style-name="P13"/>
      <text:p text:style-name="P13"><text:s/>[P,dP,Z] = g_seidel_2(a,b,[0;0;0;0],10^-7,200)</text:p>
      <text:p text:style-name="P13">P =</text:p>
      <text:p text:style-name="P13"/>
      <text:p text:style-name="P13"><text:s text:c="3"/>1.515766044154074e-01 <text:s/><text:span text:style-name="T1"><text:s/></text:span><text:span text:style-name="T3">VECTOR SOLUCION </text:span></text:p>
      <text:p text:style-name="P13"><text:s text:c="2"/>-4.083152070003553e-01</text:p>
      <text:p text:style-name="P13"><text:s text:c="3"/>5.562315616735904e-01</text:p>
      <text:p text:style-name="P13"><text:s text:c="3"/>2.358105404488805e-01</text:p>
      <text:p text:style-name="P13"/>
      <text:p text:style-name="P13">dP = <text:s text:c="3"/>7.924981382245733e-08 <text:s/><text:span text:style-name="T3">ERROR</text:span></text:p>
      <text:p text:style-name="P13">Z =</text:p>
      <text:p text:style-name="P13"/>
      <text:p text:style-name="P13"><text:s text:c="3"/>0.000000000000000e+00 <text:s text:c="2"/>0.000000000000000e+00 <text:s text:c="2"/>0.000000000000000e+00 <text:s text:c="2"/>0.000000000000000e+00</text:p>
      <text:p text:style-name="P13"><text:s text:c="3"/>1.777777777777778e-01 <text:s text:c="2"/>2.396825396825396e-01 <text:s text:c="2"/>4.818070818070819e-01 <text:s text:c="2"/>2.967032967032966e-01</text:p>
      <text:p text:style-name="P13"><text:s text:c="3"/>1.448107448107448e-01 <text:s/>-3.825082853654284e-01 <text:s text:c="2"/>5.160230245944533e-01 <text:s text:c="2"/>2.687084344227201e-01</text:p>
      <text:p text:style-name="P13"><text:s text:c="3"/>1.479212850641422e-01 <text:s/>-3.943727746176726e-01 <text:s text:c="2"/>5.345085209575007e-01 <text:s text:c="2"/>2.535839373984086e-01</text:p>
      <text:p text:style-name="P13"><text:s text:c="3"/>1.496017847335102e-01 <text:s/>-4.007826804994047e-01 <text:s text:c="2"/>5.444954904211731e-01 <text:s text:c="2"/>2.454127805644948e-01</text:p>
      <text:p text:style-name="P13"><text:s text:c="3"/>1.505096910483895e-01 <text:s/>-4.042456945861587e-01 <text:s text:c="2"/>5.498910479495986e-01 <text:s text:c="2"/>2.409982334957829e-01</text:p>
      <text:p text:style-name="P13"><text:s text:c="3"/>1.510001962782463e-01 <text:s/>-4.061166216771841e-01 <text:s text:c="2"/>5.528060504584623e-01 <text:s text:c="2"/>2.386132314430763e-01</text:p>
      <text:p text:style-name="P13"><text:s text:c="3"/>1.512651965063249e-01 <text:s/>-4.071274082614265e-01 <text:s text:c="2"/>5.543809089567575e-01 <text:s text:c="2"/>2.373247108535620e-01</text:p>
      <text:p text:style-name="P13"><text:s text:c="3"/>1.514083654607153e-01 <text:s/>-4.076734955588872e-01 <text:s text:c="2"/>5.552317415999923e-01 <text:s text:c="2"/>2.366285750545517e-01</text:p>
      <text:p text:style-name="P13"><text:s text:c="3"/>1.514857138828276e-01 <text:s/>-4.079685245403726e-01 <text:s text:c="2"/>5.556914122228309e-01 <text:s text:c="2"/>2.362524809085929e-01</text:p>
      <text:p text:style-name="P13"><text:s text:c="3"/>1.515275021212675e-01 <text:s/>-4.081279168212789e-01 <text:s text:c="2"/>5.559397537541306e-01 <text:s text:c="2"/>2.360492923829840e-01</text:p>
      <text:p text:style-name="P13"><text:s text:c="3"/>1.515500786241129e-01 <text:s/>-4.082140300535607e-01 <text:s text:c="2"/>5.560739226853264e-01 <text:s text:c="2"/>2.359395178029148e-01</text:p>
      <text:p text:style-name="P13"><text:s text:c="3"/>1.515622757996762e-01 <text:s/>-4.082605535660663e-01 <text:s text:c="2"/>5.561464087572451e-01 <text:s text:c="2"/>2.358802110167995e-01</text:p>
      <text:p text:style-name="P13"><text:s text:c="3"/>1.515688654425779e-01 <text:s/>-4.082856883468485e-01 <text:s text:c="2"/>5.561855700636323e-01 <text:s text:c="2"/>2.358481699479371e-01</text:p>
      <text:p text:style-name="P13"><text:s text:c="3"/>1.515724255613403e-01 <text:s/>-4.082992676569854e-01 <text:s text:c="2"/>5.562067273408494e-01 <text:s text:c="2"/>2.358308594483960e-01</text:p>
      <text:p text:style-name="P13"><text:s text:c="3"/>1.515743489501782e-01 <text:s/>-4.083066040115529e-01 <text:s text:c="2"/>5.562181577659433e-01 <text:s text:c="2"/>2.358215072824101e-01</text:p>
      <text:p text:style-name="P13"><text:s text:c="3"/>1.515753880797322e-01 <text:s/>-4.083105675485660e-01 <text:s text:c="2"/>5.562243331644355e-01 <text:s text:c="2"/>2.358164546836437e-01</text:p>
      <text:p text:style-name="P13"><text:soft-page-break/><text:s text:c="3"/>1.515759494795952e-01 <text:s/>-4.083127088880432e-01 <text:s text:c="2"/>5.562276694836210e-01 <text:s text:c="2"/>2.358137249679465e-01</text:p>
      <text:p text:style-name="P13"><text:s text:c="3"/>1.515762527813393e-01 <text:s/>-4.083138657675529e-01 <text:s text:c="2"/>5.562294719625576e-01 <text:s text:c="2"/>2.358122502124529e-01</text:p>
      <text:p text:style-name="P13"><text:s text:c="3"/>1.515764166430608e-01 <text:s/>-4.083144907829764e-01 <text:s text:c="2"/>5.562304457693596e-01 <text:s text:c="2"/>2.358114534614330e-01</text:p>
      <text:p text:style-name="P13"><text:s text:c="3"/>1.515765051709519e-01 <text:s/>-4.083148284536467e-01 <text:s text:c="2"/>5.562309718779695e-01 <text:s text:c="2"/>2.358110230089340e-01</text:p>
      <text:p text:style-name="P13"><text:s text:c="3"/>1.515765529990074e-01 <text:s/>-4.083150108835153e-01 <text:s text:c="2"/>5.562312561132705e-01 <text:s text:c="2"/>2.358107904527786e-01</text:p>
      <text:p text:style-name="P13"><text:s text:c="3"/>1.515765788385802e-01 <text:s/>-4.083151094430287e-01 <text:s text:c="2"/>5.562314096741604e-01 <text:s text:c="2"/>2.358106648120506e-01</text:p>
      <text:p text:style-name="P13"><text:s text:c="3"/>1.515765927986611e-01 <text:s/>-4.083151626907660e-01 <text:s text:c="2"/>5.562314926369268e-01 <text:s text:c="2"/>2.358105969334235e-01</text:p>
      <text:p text:style-name="P13"><text:s text:c="3"/>1.515766003407307e-01 <text:s/>-4.083151914583746e-01 <text:s text:c="2"/>5.562315374583695e-01 <text:s text:c="2"/>2.358105602613340e-01</text:p>
      <text:p text:style-name="P5"><text:s text:c="3"/>1.515766044154074e-01 <text:s/>-4.083152070003553e-01 <text:s text:c="2"/>5.562315616735904e-01 <text:s text:c="2"/>2.358105404488805e-0</text:p>
      <text:p text:style-name="P5"/>
      <text:p text:style-name="P5"/>
      <text:p text:style-name="P16"/>
      <text:p text:style-name="P8"><text:span text:style-name="T12">Con jacobi</text:span> diverge <text:s/></text:p>
      <text:p text:style-name="P30"/>
      <text:p text:style-name="P30">[P,dP,Z] = jacobi(A,B,[0;0;0;0],10^-7,200)</text:p>
      <text:p text:style-name="P15"/>
      <text:p text:style-name="P15"/>
      <text:p text:style-name="P9"/>
      <text:p text:style-name="P10">B)</text:p>
      <text:p text:style-name="P9"/>
      <text:p text:style-name="P15">a=[9 0 0 1;3.5 7 6.2 5; 5 2 6.5 4;0 0 4.5 5.5]</text:p>
      <text:p text:style-name="P15">a =</text:p>
      <text:p text:style-name="P15"/>
      <text:p text:style-name="P15"><text:s text:c="3"/>9.000000000000000e+00 <text:s text:c="2"/>0.000000000000000e+00 <text:s text:c="2"/>0.000000000000000e+00 <text:s text:c="2"/>1.000000000000000e+00</text:p>
      <text:p text:style-name="P15"><text:s text:c="3"/>3.500000000000000e+00 <text:s text:c="2"/>7.000000000000000e+00 <text:s text:c="2"/>6.200000000000000e+00 <text:s text:c="2"/>5.000000000000000e+00</text:p>
      <text:p text:style-name="P15"><text:s text:c="3"/>5.000000000000000e+00 <text:s text:c="2"/>2.000000000000000e+00 <text:s text:c="2"/>6.500000000000000e+00 <text:s text:c="2"/>4.000000000000000e+00</text:p>
      <text:p text:style-name="P15"><text:s text:c="3"/>0.000000000000000e+00 <text:s text:c="2"/>0.000000000000000e+00 <text:s text:c="2"/>4.500000000000000e+00 <text:s text:c="2"/>5.500000000000000e+00</text:p>
      <text:p text:style-name="P15"/>
      <text:p text:style-name="P15"><text:s/>b=[1.6;2.3;4.5;3.8]</text:p>
      <text:p text:style-name="P15">b =</text:p>
      <text:p text:style-name="P15"/>
      <text:p text:style-name="P15"><text:s text:c="3"/>1.600000000000000</text:p>
      <text:p text:style-name="P15"><text:s text:c="3"/>2.300000000000000</text:p>
      <text:p text:style-name="P15"><text:s text:c="3"/>4.500000000000000</text:p>
      <text:p text:style-name="P15"><text:s text:c="3"/>3.800000000000000</text:p>
      <text:p text:style-name="P15"/>
      <text:p text:style-name="P15"/>
      <text:p text:style-name="P15"/>
      <text:p text:style-name="P15"/>
      <text:p text:style-name="P15"><text:soft-page-break/></text:p>
      <text:p text:style-name="P15"><text:s/>b+0.5</text:p>
      <text:p text:style-name="P15">ans =</text:p>
      <text:p text:style-name="P15"/>
      <text:p text:style-name="P15"><text:s text:c="3"/>2.100000000000000</text:p>
      <text:p text:style-name="P15"><text:s text:c="3"/>2.800000000000000</text:p>
      <text:p text:style-name="P15"><text:s text:c="3"/>5.000000000000000</text:p>
      <text:p text:style-name="P15"><text:s text:c="3"/>4.300000000000000</text:p>
      <text:p text:style-name="P15"/>
      <text:p text:style-name="P15"/>
      <text:p text:style-name="P15"><text:s/>db=b-ans</text:p>
      <text:p text:style-name="P15">db =</text:p>
      <text:p text:style-name="P15"/>
      <text:p text:style-name="P15"><text:s text:c="2"/>-5.000000000000000e-01</text:p>
      <text:p text:style-name="P15"><text:s text:c="2"/>-5.000000000000000e-01</text:p>
      <text:p text:style-name="P15"><text:s text:c="2"/>-5.000000000000000e-01</text:p>
      <text:p text:style-name="P15"><text:s text:c="2"/>-5.000000000000000e-01</text:p>
      <text:p text:style-name="P15"/>
      <text:p text:style-name="P15">dx= delta_x(a,da,b,db,inf)</text:p>
      <text:p text:style-name="P15"/>
      <text:p text:style-name="P15">dx = <text:s/>1.835839490076778</text:p>
      <text:p text:style-name="P15"/>
      <text:p text:style-name="P15"/>
      <text:p text:style-name="P15">[P,dP,Z] = g_seidel_2(a,ans,[0;0;0;0],10^-7,200)</text:p>
      <text:p text:style-name="P15">P =</text:p>
      <text:p text:style-name="P15"/>
      <text:p text:style-name="P15"><text:s text:c="3"/>1.952532674623057e-01</text:p>
      <text:p text:style-name="P15"><text:s text:c="2"/>-4.177676217649534e-01</text:p>
      <text:p text:style-name="P15"><text:s text:c="3"/>5.366748515171360e-01</text:p>
      <text:p text:style-name="P15"><text:s text:c="3"/>3.427205760314342e-01</text:p>
      <text:p text:style-name="P15"/>
      <text:p text:style-name="P15">dP = <text:s text:c="3"/>6.723125700602850e-08</text:p>
      <text:p text:style-name="P15">Z =</text:p>
      <text:p text:style-name="P15"/>
      <text:p text:style-name="P15"><text:s text:c="3"/>0.000000000000000e+00 <text:s text:c="2"/>0.000000000000000e+00 <text:s text:c="2"/>0.000000000000000e+00 <text:s text:c="2"/>0.000000000000000e+00</text:p>
      <text:p text:style-name="P15"><text:s text:c="3"/>2.333333333333333e-01 <text:s text:c="2"/>2.833333333333333e-01 <text:s text:c="2"/>5.025641025641026e-01 <text:s text:c="2"/>3.706293706293706e-01</text:p>
      <text:p text:style-name="P15"><text:s text:c="3"/>1.921522921522922e-01 <text:s/>-4.059396159396159e-01 <text:s text:c="2"/>5.182461982461982e-01 <text:s text:c="2"/>3.577985650712923e-01</text:p>
      <text:p text:style-name="P15"><text:s text:c="3"/>1.935779372143009e-01 <text:s/>-4.113774335332776e-01 <text:s text:c="2"/>5.267186031861357e-01 <text:s text:c="2"/>3.508665973931617e-01</text:p>
      <text:p text:style-name="P15"><text:s text:c="3"/>1.943481558452043e-01 <text:s/>-4.143152674540093e-01 <text:s text:c="2"/>5.312959024783616e-01 <text:s text:c="2"/>3.471215343358859e-01</text:p>
      <text:p text:style-name="P15"><text:s text:c="3"/>1.947642739626793e-01 <text:s/>-4.159024608449499e-01 <text:s text:c="2"/>5.337688330050706e-01 <text:s text:c="2"/>3.450982275413058e-01</text:p>
      <text:p text:style-name="P15"><text:s text:c="3"/>1.949890858287438e-01 <text:s/>-4.167599575340815e-01 <text:s text:c="2"/>5.351048578091109e-01 <text:s text:c="2"/>3.440051163380002e-01</text:p>
      <text:p text:style-name="P15"><text:s text:c="3"/>1.951105426291111e-01 <text:s/>-4.172232284726253e-01 <text:s text:c="2"/>5.358266582227222e-01 <text:s text:c="2"/>3.434145523632273e-01</text:p>
      <text:p text:style-name="P15"><text:s text:c="3"/>1.951761608485303e-01 <text:s/>-4.174735151095529e-01 <text:s text:c="2"/>5.362166179266993e-01 <text:s text:c="2"/>3.430954944236096e-01</text:p>
      <text:p text:style-name="P15"><text:soft-page-break/><text:s text:c="3"/>1.952116117307101e-01 <text:s/>-4.176087349030099e-01 <text:s text:c="2"/>5.364272974550817e-01 <text:s text:c="2"/>3.429231202640241e-01</text:p>
      <text:p text:style-name="P15"><text:s text:c="3"/>1.952307644151084e-01 <text:s/>-4.176817887135008e-01 <text:s text:c="2"/>5.365411191223636e-01 <text:s text:c="2"/>3.428299934453389e-01</text:p>
      <text:p text:style-name="P15"><text:s text:c="3"/>1.952411118394068e-01 <text:s/>-4.177212567461818e-01 <text:s text:c="2"/>5.366026123867652e-01 <text:s text:c="2"/>3.427796807744648e-01</text:p>
      <text:p text:style-name="P15"/>
      <text:p text:style-name="P15"/>
      <text:p text:style-name="P20"/>
      <text:p text:style-name="P15"/>
      <text:p text:style-name="P31">a)Se hace la resta del vector <text:span text:style-name="T15">solucion </text:span>sin perturbar y el vector perturbado</text:p>
      <text:p text:style-name="P31">b)Luego se busca la norma de esta resta</text:p>
      <text:p text:style-name="P31">c) Se busca la norma del vector <text:span text:style-name="T16">perturvado</text:span></text:p>
      <text:p text:style-name="P31">d) Se dividen y se<text:span text:style-name="T14"> controla que tiene que ser menor que la cota dx = <text:s/>1.835839490076778</text:span></text:p>
      <text:p text:style-name="P15"/>
      <text:p text:style-name="P15"/>
      <text:p text:style-name="P22">a)</text:p>
      <text:p text:style-name="P22"/>
      <text:p text:style-name="P22">VectorSolucion=[1.515766044154074e-01 <text:s/>-4.083152070003553e-01 5.562315616735904e-01 2.358105404488805e-01]</text:p>
      <text:p text:style-name="P21"/>
      <text:p text:style-name="P21"/>
      <text:p text:style-name="P22">VectorSolucionPertur=[<text:span text:style-name="T13"> 1.952532674623057e-01 -4.177676217649534e-01 5.366748515171360e-01 3.427205760314342e-01</text:span>]</text:p>
      <text:p text:style-name="P15"/>
      <text:p text:style-name="P15"/>
      <text:p text:style-name="P15">Respuesta=VectorSolucion-VectorSolucionPertur</text:p>
      <text:p text:style-name="P15">Respuesta =</text:p>
      <text:p text:style-name="P15"/>
      <text:p text:style-name="P15"><text:s text:c="2"/>-0.0436767 <text:s text:c="2"/>0.0094524 <text:s text:c="2"/>0.0195567 <text:s/>-0.1069100</text:p>
      <text:p text:style-name="P15"/>
      <text:p text:style-name="P15"/>
      <text:p text:style-name="P22">b) </text:p>
      <text:p text:style-name="P17">norm(Respuesta,inf)</text:p>
      <text:p text:style-name="P17">ans = <text:s/>0.10691</text:p>
      <text:p text:style-name="P15"/>
      <text:p text:style-name="P23">c)</text:p>
      <text:p text:style-name="P23"/>
      <text:p text:style-name="P23">norm(VectorSolucionPertur,inf)</text:p>
      <text:p text:style-name="P23">ans = <text:s/>0.53667</text:p>
      <text:p text:style-name="P23"/>
      <text:p text:style-name="P23">d) Luego 0.10691/0.53667 &lt; d<text:span text:style-name="T10">x = <text:s/>1.835839490076778</text:span></text:p>
      <text:p text:style-name="P39"/>
      <text:p text:style-name="P23"><text:span text:style-name="T10">S</text:span><text:span text:style-name="T9">e verifica entonces 0.19921&lt;dx</text:span>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4.</text:p>
      <text:p text:style-name="P15"/>
      <text:list xml:id="list204646231046853" text:continue-numbering="true" text:style-name="L1">
        <text:list-item>
          <text:p text:style-name="P40">Lo primero es hacer a la matriz lo mas estrictamente dominante triangularmente posible .</text:p>
        </text:list-item>
      </text:list>
      <text:p text:style-name="P15"/>
      <text:p text:style-name="P15"><text:s text:c="2"/>a=[1 0.5 0.33 0.26 1;0.51 0.31 0.24 0.2 2;0.31 0.245 0.21 0.17 4.4;0.24 0.19 0.167 0.14 -3]</text:p>
      <text:p text:style-name="P15">a =</text:p>
      <text:p text:style-name="P15"/>
      <text:p text:style-name="P15"><text:s text:c="3"/>1.00000 <text:s text:c="2"/>0.50000 <text:s text:c="2"/>0.33000 <text:s text:c="2"/>0.26000 <text:s text:c="2"/>1.00000</text:p>
      <text:p text:style-name="P15"><text:s text:c="3"/>0.51000 <text:s text:c="2"/>0.31000 <text:s text:c="2"/>0.24000 <text:s text:c="2"/>0.20000 <text:s text:c="2"/>2.00000</text:p>
      <text:p text:style-name="P15"><text:s text:c="3"/>0.31000 <text:s text:c="2"/>0.24500 <text:s text:c="2"/>0.21000 <text:s text:c="2"/>0.17000 <text:s text:c="2"/>4.40000</text:p>
      <text:p text:style-name="P15"><text:s text:c="3"/>0.24000 <text:s text:c="2"/>0.19000 <text:s text:c="2"/>0.16700 <text:s text:c="2"/>0.14000 <text:s/>-3.00000</text:p>
      <text:p text:style-name="P15"/>
      <text:p text:style-name="P32">La hacemos estrictamente diagonal</text:p>
      <text:p text:style-name="P32"/>
      <text:p text:style-name="P36">[l,u]=lu(a)</text:p>
      <text:p text:style-name="P36">l =</text:p>
      <text:p text:style-name="P36"/>
      <text:p text:style-name="P36"><text:s text:c="3"/>1.00000 <text:s text:c="2"/>0.00000 <text:s text:c="2"/>0.00000 <text:s text:c="2"/>0.00000</text:p>
      <text:p text:style-name="P36"><text:s text:c="3"/>0.51000 <text:s text:c="2"/>0.61111 <text:s text:c="2"/>1.00000 <text:s text:c="2"/>0.00000</text:p>
      <text:p text:style-name="P36"><text:s text:c="3"/>0.31000 <text:s text:c="2"/>1.00000 <text:s text:c="2"/>0.00000 <text:s text:c="2"/>0.00000</text:p>
      <text:p text:style-name="P36"><text:s text:c="3"/>0.24000 <text:s text:c="2"/>0.77778 <text:s text:c="2"/>0.68555 <text:s text:c="2"/>1.00000</text:p>
      <text:p text:style-name="P32"/>
      <text:p text:style-name="P32">u =</text:p>
      <text:p text:style-name="P32"/>
      <text:p text:style-name="P32"><text:s text:c="3"/>1.00000 <text:s text:c="2"/>0.50000 <text:s text:c="2"/>0.33000 <text:s text:c="2"/>0.26000 <text:s text:c="2"/>1.00000</text:p>
      <text:p text:style-name="P32"><text:s text:c="3"/>0.00000 <text:s text:c="2"/>0.09000 <text:s text:c="2"/>0.10770 <text:s text:c="2"/>0.08940 <text:s text:c="2"/>4.09000 <text:span text:style-name="T1"><text:s/>ESTE ES EL QUE SE NECESITA</text:span></text:p>
      <text:p text:style-name="P32"><text:s text:c="3"/>0.00000 <text:s text:c="2"/>0.00000 <text:s text:c="2"/>0.00588 <text:s text:c="2"/>0.01277 <text:s/>-1.00944</text:p>
      <text:p text:style-name="P32"><text:s text:c="3"/>0.00000 <text:s text:c="2"/>0.00000 <text:s text:c="2"/>0.00000 <text:s/>-0.00069 <text:s/>-5.72908</text:p>
      <text:p text:style-name="P25"/>
      <text:p text:style-name="P25">rref(a)</text:p>
      <text:p text:style-name="P25">ans =</text:p>
      <text:p text:style-name="P25"/>
      <text:p text:style-name="P25"><text:s text:c="7"/>1.00000 <text:s text:c="6"/>0.00000 <text:s text:c="6"/>0.00000 <text:s text:c="6"/>0.00000 <text:s text:c="2"/><text:span text:style-name="T1">-2955.97796</text:span></text:p>
      <text:p text:style-name="P25"><text:s text:c="7"/>0.00000 <text:s text:c="6"/>1.00000 <text:s text:c="6"/>0.00000 <text:s text:c="6"/>0.00000 <text:s text:c="2"/><text:span text:style-name="T1">13650.19284</text:span></text:p>
      <text:p text:style-name="P25"><text:s text:c="7"/>0.00000 <text:s text:c="6"/>0.00000 <text:s text:c="6"/>1.00000 <text:s text:c="6"/>0.00000 <text:s/>-<text:span text:style-name="T1">18305.78512</text:span></text:p>
      <text:p text:style-name="P25"><text:s text:c="7"/>0.00000 <text:s text:c="6"/>0.00000 <text:s text:c="6"/>0.00000 <text:s text:c="6"/>1.00000 <text:s text:c="2"/><text:span text:style-name="T1"><text:s/>8356.88705</text:span></text:p>
      <text:p text:style-name="P2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eidel</text:p>
      <text:p text:style-name="P11"/>
      <text:p text:style-name="P11"/>
      <text:p text:style-name="P24"><text:s/>a=[1 0.5 0.33 0.26;0 0.09 0.1077 0.08940 ;0 0 0.00588 0.01277 ; 0 0 0 -0.00069]</text:p>
      <text:p text:style-name="P24">a =</text:p>
      <text:p text:style-name="P24"/>
      <text:p text:style-name="P24"><text:s text:c="3"/>1.00000 <text:s text:c="2"/>0.50000 <text:s text:c="2"/>0.33000 <text:s text:c="2"/>0.26000</text:p>
      <text:p text:style-name="P24"><text:s text:c="3"/>0.00000 <text:s text:c="2"/>0.09000 <text:s text:c="2"/>0.10770 <text:s text:c="2"/>0.08940</text:p>
      <text:p text:style-name="P24"><text:s text:c="3"/>0.00000 <text:s text:c="2"/>0.00000 <text:s text:c="2"/>0.00588 <text:s text:c="2"/>0.01277</text:p>
      <text:p text:style-name="P24"><text:s text:c="3"/>0.00000 <text:s text:c="2"/>0.00000 <text:s text:c="2"/>0.00000 <text:s/>-0.00069</text:p>
      <text:p text:style-name="P24"/>
      <text:p text:style-name="P24"/>
      <text:p text:style-name="P24"/>
      <text:p text:style-name="P24"/>
      <text:p text:style-name="P24">x=[1;4.09 ;-1.00944;-5.72928]</text:p>
      <text:p text:style-name="P24">x =</text:p>
      <text:p text:style-name="P24"/>
      <text:p text:style-name="P24"><text:s text:c="3"/>1.0000</text:p>
      <text:p text:style-name="P24"><text:s text:c="3"/>4.0900</text:p>
      <text:p text:style-name="P24"><text:s text:c="2"/>-1.0094</text:p>
      <text:p text:style-name="P24"><text:s text:c="2"/>-5.7293</text:p>
      <text:p text:style-name="P11"/>
      <text:p text:style-name="P15">[P,dP,Z] = g_seidel_2(a,x,[0;0;0;0],10^-5,200)</text:p>
      <text:p text:style-name="P15">P =</text:p>
      <text:p text:style-name="P15"/>
      <text:p text:style-name="P15"><text:s text:c="3"/>-2941.48908</text:p>
      <text:p text:style-name="P15"><text:s text:c="3"/>13582.24972</text:p>
      <text:p text:style-name="P15"><text:s text:c="2"/>-18204.53002</text:p>
      <text:p text:style-name="P15"><text:s text:c="4"/>8303.30435</text:p>
      <text:p text:style-name="P15"/>
      <text:p text:style-name="P15">dP = <text:s text:c="3"/>1.4566e-13</text:p>
      <text:p text:style-name="P15">Z =</text:p>
      <text:p text:style-name="P15"/>
      <text:p text:style-name="P15"><text:s text:c="7"/>0.00000 <text:s text:c="6"/>0.00000 <text:s text:c="6"/>0.00000 <text:s text:c="6"/>0.00000</text:p>
      <text:p text:style-name="P15"><text:s text:c="7"/>1.00000 <text:s text:c="5"/>45.44444 <text:s text:c="3"/>-171.67347 <text:s text:c="3"/>8303.30435</text:p>
      <text:p text:style-name="P15"><text:s text:c="3"/>-2123.92911 <text:s text:c="2"/>-7997.06862 <text:s/>-18204.53002 <text:s text:c="3"/>8303.30435</text:p>
      <text:p text:style-name="P15"><text:s text:c="4"/>7848.17009 <text:s text:c="2"/>13582.24972 <text:s/>-18204.53002 <text:s text:c="3"/>8303.30435</text:p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jacobi</text:p>
      <text:p text:style-name="P12"/>
      <text:p text:style-name="P26">[P,dP,Z] = jacobi(a,x,[0;0;0;0],10^-5,200)</text:p>
      <text:p text:style-name="P26"/>
      <text:p text:style-name="P26"/>
      <text:p text:style-name="P26">P =</text:p>
      <text:p text:style-name="P26"/>
      <text:p text:style-name="P26"><text:s text:c="3"/>-2941.48908</text:p>
      <text:p text:style-name="P26"><text:s text:c="3"/>13582.24972</text:p>
      <text:p text:style-name="P26"><text:s text:c="2"/>-18204.53002</text:p>
      <text:p text:style-name="P26"><text:s text:c="4"/>8303.30435</text:p>
      <text:p text:style-name="P26"/>
      <text:p text:style-name="P26">dP = <text:s text:c="3"/>1.4566e-13</text:p>
      <text:p text:style-name="P26">Z =</text:p>
      <text:p text:style-name="P26"/>
      <text:p text:style-name="P26"><text:s text:c="7"/>0.00000 <text:s text:c="6"/>0.00000 <text:s text:c="6"/>0.00000 <text:s text:c="6"/>0.00000</text:p>
      <text:p text:style-name="P26"><text:s text:c="7"/>1.00000 <text:s text:c="5"/>45.44444 <text:s text:c="3"/>-171.67347 <text:s text:c="3"/>8303.30435</text:p>
      <text:p text:style-name="P26"><text:s text:c="3"/>-2123.92911 <text:s text:c="2"/>-7997.06862 <text:s/>-18204.53002 <text:s text:c="3"/>8303.30435</text:p>
      <text:p text:style-name="P26"><text:s text:c="4"/>7848.17009 <text:s text:c="2"/>13582.24972 <text:s/>-18204.53002 <text:s text:c="3"/>8303.30435</text:p>
      <text:p text:style-name="P26"><text:s text:c="3"/>-2941.48908 <text:s text:c="2"/>13582.24972 <text:s/>-18204.53002 <text:s text:c="3"/>8303.30435</text:p>
      <text:p text:style-name="P26"/>
      <text:p text:style-name="P26"/>
      <text:p text:style-name="P44">Numero de condicion se saca sobre la matriz inicial</text:p>
      <text:p text:style-name="P26">cond(a)</text:p>
      <text:p text:style-name="P26">ans = <text:s/>5043.1</text:p>
      <text:p text:style-name="P26"/>
      <text:p text:style-name="P26">Esto significa que es una matriz mal condicionada <text:s/>ya que &gt;10³ </text:p>
      <text:p text:style-name="P26"/>
      <text:p text:style-name="P38">si esta mal condiconado es sencible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7T17:38:36.487000000</meta:creation-date>
    <dc:date>2021-06-16T20:46:45.066000000</dc:date>
    <meta:editing-duration>PT1H19M3S</meta:editing-duration>
    <meta:editing-cycles>20</meta:editing-cycles>
    <meta:generator>LibreOffice/6.3.0.4$Windows_X86_64 LibreOffice_project/057fc023c990d676a43019934386b85b21a9ee99</meta:generator>
    <meta:document-statistic meta:table-count="0" meta:image-count="0" meta:object-count="0" meta:page-count="11" meta:paragraph-count="261" meta:word-count="1201" meta:character-count="13288" meta:non-whitespace-character-count="10668"/>
  </office:meta>
</office:document-meta>
</file>